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4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5" style:family="paragraph" style:parent-style-name="Standard" style:list-style-name="L3">
      <style:paragraph-properties fo:line-height="100%"/>
      <style:text-properties style:font-name="Cantarell" fo:font-size="14pt" style:font-size-asian="14pt" style:font-size-complex="14pt"/>
    </style:style>
    <style:style style:name="T1" style:family="text">
      <style:text-properties fo:background-color="#00ff00"/>
    </style:style>
    <style:style style:name="T2" style:family="text">
      <style:text-properties style:font-name="Cantarell"/>
    </style:style>
    <style:style style:name="T3" style:family="text">
      <style:text-properties style:font-name="Cantarell" fo:background-color="#008000"/>
    </style:style>
    <style:style style:name="T4" style:family="text">
      <style:text-properties style:font-name="Cantarell" fo:background-color="transparent"/>
    </style:style>
    <style:style style:name="T5" style:family="text">
      <style:text-properties fo:color="#008000" style:font-name="Cantarell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4"><text:tab/></text:span><text:span text:style-name="T5">Milestones Achieved ( Online_V2 )</text:span></text:p>
      <text:list xml:id="list8298931321" text:style-name="L1">
        <text:list-header>
          <text:p text:style-name="P4"/>
        </text:list-header>
      </text:list>
      <text:list xml:id="list2085089935" text:style-name="L2">
        <text:list-item>
          <text:list>
            <text:list-item>
              <text:list>
                <text:list-item>
                  <text:p text:style-name="P2">Configured VLAN interface in N/W switch for Lab testing.</text:p>
                  <text:p text:style-name="P2">Connected total 8 MCM cards in the N/W switch for simulating antennas work environment in Lab. <text:span text:style-name="T1"># JULY 2013</text:span></text:p>
                  <text:p text:style-name="P2"/>
                </text:list-item>
                <text:list-item>
                  <text:p text:style-name="P2">C03 Antenna testing =&gt; Naresh &amp; Santaji build a temperature sensor unit which was connected to the MCM card placed in C03 Antenna. MCM card continuously communicated with Stand alone Readline server running on Incms machine and gave 1 sec monitoring data. Which was stored in database. <text:span text:style-name="T1"># JULY 2013</text:span></text:p>
                  <text:p text:style-name="P2"/>
                </text:list-item>
                <text:list-item>
                  <text:p text:style-name="P2">1. Tested Online_v2 for 1 second and <text:s/>0.5 mili seconds back ground monitoring. <text:span text:style-name="T1"># AUGUST to DECEMBER 2013</text:span></text:p>
                  <text:p text:style-name="P2"/>
                  <text:p text:style-name="P2"># Time between two monitoring packets ~24 ms &amp; ~100 ms.</text:p>
                  <text:p text:style-name="P2"># Time between command &amp; response is ~84 ms.</text:p>
                  <text:p text:style-name="P2"># Time between two commands 1 &amp; 0.5 seconds.</text:p>
                  <text:p text:style-name="P2">Tested Online_v2 with .25 mili seconds back ground monitoring.</text:p>
                  <text:p text:style-name="P2"># Dropout rate is quite high.</text:p>
                  <text:p text:style-name="P2"/>
                </text:list-item>
                <text:list-item>
                  <text:p text:style-name="P2"><text:s/>Mr. Rodrigues successfully controlled FE/Common box using new Rabbit MCM. <text:span text:style-name="T1"># MAY 2014</text:span> </text:p>
                </text:list-item>
              </text:list>
            </text:list-item>
          </text:list>
        </text:list-item>
      </text:list>
      <text:list xml:id="list219520373" text:style-name="L3">
        <text:list-header>
          <text:p text:style-name="P5"/>
        </text:list-header>
      </text:list>
      <text:list xml:id="list464305527" text:style-name="L4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07-31T14:06:22</meta:creation-date>
    <dc:date>2014-06-02T15:07:06</dc:date>
    <dc:creator>teleset </dc:creator>
    <meta:editing-duration>PT27M7S</meta:editing-duration>
    <meta:editing-cycles>17</meta:editing-cycles>
    <meta:generator>LibreOffice/3.4$Linux LibreOffice_project/340m1$Build-602</meta:generator>
    <meta:document-statistic meta:table-count="0" meta:image-count="0" meta:object-count="0" meta:page-count="1" meta:paragraph-count="11" meta:word-count="164" meta:character-count="937" meta:non-whitespace-character-count="778"/>
  </office:meta>
</office:document-meta>
</file>